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80.65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79.51pt"/>
    </style:style>
    <style:style style:name="co12" style:family="table-column">
      <style:table-column-properties fo:break-before="auto" style:column-width="224.59pt"/>
    </style:style>
    <style:style style:name="co13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fo:background-color="#fff2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ce3"/>
        <table:table-column table:style-name="co4" table:default-cell-style-name="Default"/>
        <table:table-column table:style-name="co5" table:default-cell-style-name="ce10"/>
        <table:table-column table:style-name="co6" table:default-cell-style-name="ce13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3774078797756" calcext:value-type="float">
            <text:p>0.000337740787978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000436934380559251" calcext:value-type="float">
            <text:p>0.000436934380559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office:value-type="string" calcext:value-type="string">
            <text:p>C</text:p>
          </table:table-cell>
          <table:table-cell table:style-name="ce1" office:value-type="float" office:value="0.237744257182857" calcext:value-type="float">
            <text:p>0.237744257182857</text:p>
          </table:table-cell>
          <table:table-cell office:value-type="string" calcext:value-type="string">
            <text:p>G</text:p>
          </table:table-cell>
          <table:table-cell table:style-name="ce12" office:value-type="float" office:value="0.793645910188132" calcext:value-type="float">
            <text:p>0.793645910188132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39553707492542" calcext:value-type="float">
            <text:p>0.39553707492542</text:p>
          </table:table-cell>
          <table:table-cell table:style-name="ce6" office:value-type="string" calcext:value-type="string">
            <text:p>G</text:p>
          </table:table-cell>
          <table:table-cell table:style-name="Default" office:value-type="float" office:value="0.335050816371794" calcext:value-type="float">
            <text:p>0.335050816371794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43004909153064" calcext:value-type="float">
            <text:p>0.43004909153064</text:p>
          </table:table-cell>
          <table:table-cell office:value-type="string" calcext:value-type="string">
            <text:p>T</text:p>
          </table:table-cell>
          <table:table-cell office:value-type="float" office:value="0.661404103983051" calcext:value-type="float">
            <text:p>0.661404103983051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301954172430537" calcext:value-type="float">
            <text:p>0.301954172430537</text:p>
          </table:table-cell>
          <table:table-cell office:value-type="string" calcext:value-type="string">
            <text:p>T</text:p>
          </table:table-cell>
          <table:table-cell office:value-type="float" office:value="0.480717900561954" calcext:value-type="float">
            <text:p>0.48071790056195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F</text:p>
          </table:table-cell>
          <table:table-cell office:value-type="float" office:value="0.00053664160749087" calcext:value-type="float">
            <text:p>0.000536641607491</text:p>
          </table:table-cell>
          <table:table-cell office:value-type="string" calcext:value-type="string">
            <text:p>AD</text:p>
          </table:table-cell>
          <table:table-cell office:value-type="float" office:value="0.000369685420688862" calcext:value-type="float">
            <text:p>0.000369685420689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string" calcext:value-type="string">
            <text:p>F</text:p>
          </table:table-cell>
          <table:table-cell office:value-type="float" office:value="0.483451392168658" calcext:value-type="float">
            <text:p>0.483451392168658</text:p>
          </table:table-cell>
          <table:table-cell office:value-type="string" calcext:value-type="string">
            <text:p>G</text:p>
          </table:table-cell>
          <table:table-cell office:value-type="float" office:value="0.975703452085463" calcext:value-type="float">
            <text:p>0.975703452085463</text:p>
          </table:table-cell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/>
          <table:table-cell/>
          <table:table-cell table:style-name="ce7" office:value-type="string" calcext:value-type="string">
            <text:p>G</text:p>
          </table:table-cell>
          <table:table-cell table:style-name="Default" office:value-type="float" office:value="0.000576989162558069" calcext:value-type="float">
            <text:p>0.000576989162558</text:p>
          </table:table-cell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/>
          <table:table-cell/>
          <table:table-cell table:style-name="Default" office:value-type="string" calcext:value-type="string">
            <text:p>T</text:p>
          </table:table-cell>
          <table:table-cell table:style-name="Default" office:value-type="float" office:value="0.972625198916584" calcext:value-type="float">
            <text:p>0.972625198916584</text:p>
          </table:table-cell>
        </table:table-row>
      </table:table>
      <table:table table:name="min_best_weighted" table:style-name="ta1">
        <table:table-column table:style-name="co7" table:default-cell-style-name="ce2"/>
        <table:table-column table:style-name="co2" table:default-cell-style-name="ce6"/>
        <table:table-column table:style-name="co8" table:default-cell-style-name="Default"/>
        <table:table-column table:style-name="co2" table:default-cell-style-name="ce10"/>
        <table:table-column table:style-name="co9" table:default-cell-style-name="ce13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atastream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atastreams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.000302906206343323" calcext:value-type="float">
            <text:p>0.000302906206343</text:p>
          </table:table-cell>
          <table:table-cell table:style-name="ce6" office:value-type="string" calcext:value-type="string">
            <text:p>AD</text:p>
          </table:table-cell>
          <table:table-cell table:style-name="ce1" office:value-type="float" office:value="0.000319324928568676" calcext:value-type="float">
            <text:p>0.000319324928569</text:p>
          </table:table-cell>
          <table:table-cell/>
        </table:table-row>
        <table:table-row table:style-name="ro1">
          <table:table-cell office:value-type="string" calcext:value-type="string">
            <text:p>Slate 2</text:p>
          </table:table-cell>
          <table:table-cell table:style-name="ce14" office:value-type="string" calcext:value-type="string">
            <text:p>C</text:p>
          </table:table-cell>
          <table:table-cell table:style-name="ce1" office:value-type="float" office:value="0.358870214591889" calcext:value-type="float">
            <text:p>0.358870214591889</text:p>
          </table:table-cell>
          <table:table-cell office:value-type="string" calcext:value-type="string">
            <text:p>G</text:p>
          </table:table-cell>
          <table:table-cell table:style-name="ce12" office:value-type="float" office:value="0.920148080117583" calcext:value-type="float">
            <text:p>0.920148080117583</text:p>
          </table:table-cell>
          <table:table-cell/>
        </table:table-row>
        <table:table-row table:style-name="ro1">
          <table:table-cell office:value-type="string" calcext:value-type="string">
            <text:p>Slate 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float" office:value="0.448965971411314" calcext:value-type="float">
            <text:p>0.448965971411314</text:p>
          </table:table-cell>
          <table:table-cell table:style-name="ce6" office:value-type="string" calcext:value-type="string">
            <text:p>G</text:p>
          </table:table-cell>
          <table:table-cell table:style-name="Default" office:value-type="float" office:value="0.437491439455381" calcext:value-type="float">
            <text:p>0.437491439455381</text:p>
          </table:table-cell>
          <table:table-cell/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C</text:p>
          </table:table-cell>
          <table:table-cell office:value-type="float" office:value="0.451604649282515" calcext:value-type="float">
            <text:p>0.451604649282515</text:p>
          </table:table-cell>
          <table:table-cell office:value-type="string" calcext:value-type="string">
            <text:p>AD</text:p>
          </table:table-cell>
          <table:table-cell office:value-type="float" office:value="0.712725176829927" calcext:value-type="float">
            <text:p>0.712725176829927</text:p>
          </table:table-cell>
          <table:table-cell/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331210661220661" calcext:value-type="float">
            <text:p>0.331210661220661</text:p>
          </table:table-cell>
          <table:table-cell office:value-type="string" calcext:value-type="string">
            <text:p>A</text:p>
          </table:table-cell>
          <table:table-cell office:value-type="float" office:value="0.52639165653396" calcext:value-type="float">
            <text:p>0.52639165653396</text:p>
          </table:table-cell>
          <table:table-cell/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F</text:p>
          </table:table-cell>
          <table:table-cell office:value-type="float" office:value="0.000512918618579324" calcext:value-type="float">
            <text:p>0.000512918618579</text:p>
          </table:table-cell>
          <table:table-cell office:value-type="string" calcext:value-type="string">
            <text:p>AD</text:p>
          </table:table-cell>
          <table:table-cell office:value-type="float" office:value="0.000300807878375053" calcext:value-type="float">
            <text:p>0.000300807878375</text:p>
          </table:table-cell>
          <table:table-cell/>
        </table:table-row>
        <table:table-row table:style-name="ro1">
          <table:table-cell office:value-type="string" calcext:value-type="string">
            <text:p>Slate 7 </text:p>
          </table:table-cell>
          <table:table-cell office:value-type="string" calcext:value-type="string">
            <text:p>F</text:p>
          </table:table-cell>
          <table:table-cell office:value-type="float" office:value="0.488764045628585" calcext:value-type="float">
            <text:p>0.488764045628585</text:p>
          </table:table-cell>
          <table:table-cell office:value-type="string" calcext:value-type="string">
            <text:p>G</text:p>
          </table:table-cell>
          <table:table-cell office:value-type="float" office:value="0.97752809125717" calcext:value-type="float">
            <text:p>0.97752809125717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ce7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522462592925876" calcext:value-type="float">
            <text:p>0.000522462592926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9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Default" office:value-type="float" office:value="0.97752809125717" calcext:value-type="float">
            <text:p>0.97752809125717</text:p>
          </table:table-cell>
          <table:table-cell/>
        </table:table-row>
      </table:table>
      <table:table table:name="compare_retrain_model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2" table:default-cell-style-name="ce1"/>
        <table:table-column table:style-name="co13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6:58:28.650840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10T17:43:01.365027146</dc:date>
    <meta:editing-duration>PT4H20M56S</meta:editing-duration>
    <meta:editing-cycles>34</meta:editing-cycles>
    <meta:generator>LibreOffice/6.0.7.3$Linux_X86_64 LibreOffice_project/00m0$Build-3</meta:generator>
    <meta:document-statistic meta:table-count="5" meta:cell-count="142" meta:object-count="0"/>
  </office:meta>
</office:document-meta>
</file>